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14pt" officeooo:rsid="000bb4ec" officeooo:paragraph-rsid="000bb4ec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dc0000" loext:opacity="100%" fo:font-size="16pt" officeooo:rsid="000bb4ec" officeooo:paragraph-rsid="000bb4ec" style:font-size-asian="14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fo:font-size="14pt" officeooo:rsid="000bb4ec" officeooo:paragraph-rsid="001b8997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4pt" officeooo:rsid="000bb4ec" officeooo:paragraph-rsid="000bb4ec" style:font-size-asian="12.25pt" style:font-size-complex="14pt"/>
    </style:style>
    <style:style style:name="T1" style:family="text">
      <style:text-properties officeooo:rsid="000e3955"/>
    </style:style>
    <style:style style:name="T2" style:family="text">
      <style:text-properties officeooo:rsid="000e5877"/>
    </style:style>
    <style:style style:name="T3" style:family="text">
      <style:text-properties officeooo:rsid="000fc98e"/>
    </style:style>
    <style:style style:name="T4" style:family="text">
      <style:text-properties officeooo:rsid="0011407b"/>
    </style:style>
    <style:style style:name="T5" style:family="text">
      <style:text-properties officeooo:rsid="00115495"/>
    </style:style>
    <style:style style:name="T6" style:family="text">
      <style:text-properties officeooo:rsid="00132443"/>
    </style:style>
    <style:style style:name="T7" style:family="text">
      <style:text-properties officeooo:rsid="00136a40"/>
    </style:style>
    <style:style style:name="T8" style:family="text">
      <style:text-properties officeooo:rsid="0014a4cd"/>
    </style:style>
    <style:style style:name="T9" style:family="text">
      <style:text-properties officeooo:rsid="00152f82"/>
    </style:style>
    <style:style style:name="T10" style:family="text">
      <style:text-properties officeooo:rsid="00166855"/>
    </style:style>
    <style:style style:name="T11" style:family="text">
      <style:text-properties officeooo:rsid="0016cd13"/>
    </style:style>
    <style:style style:name="T12" style:family="text">
      <style:text-properties officeooo:rsid="0017fc29"/>
    </style:style>
    <style:style style:name="T13" style:family="text">
      <style:text-properties officeooo:rsid="00184a1d"/>
    </style:style>
    <style:style style:name="T14" style:family="text">
      <style:text-properties officeooo:rsid="001a1814"/>
    </style:style>
    <style:style style:name="T15" style:family="text">
      <style:text-properties officeooo:rsid="001b8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S de Français-Philo n°1</text:p>
      <text:p text:style-name="P5"/>
      <text:p text:style-name="P4"><text:tab/><text:span text:style-name="T1">Il n’y a pas opposition entre </text:span><text:span text:style-name="T9">le concept biologique et psychique de vie </text:span><text:span text:style-name="T2">car chacun de ces aspects influe sur l’autre </text:span><text:span text:style-name="T9">via</text:span><text:span text:style-name="T2"> notre cerveau</text:span><text:span text:style-name="T1">. Il est vital </text:span><text:span text:style-name="T2">de développer notre connaissance </text:span><text:span text:style-name="T12">pour guérir nos maux </text:span><text:span text:style-name="T2">puisque vivre consiste à résister à ce qui peut nous tuer. </text:span><text:span text:style-name="T11">Notre connaissance et notre technique se sont développées jusqu’à définir notre milieu</text:span><text:span text:style-name="T2">, il faut maintenant comprendre </text:span><text:span text:style-name="T8">comment</text:span><text:span text:style-name="T3"> notre milieu influence notre cerveau donc notre biologie. En effet, notre milieu </text:span><text:span text:style-name="T10">influe sur</text:span><text:span text:style-name="T3"> notre cerveau, </text:span><text:span text:style-name="T10">modification</text:span><text:span text:style-name="T8"> qui</text:span><text:span text:style-name="T3"> </text:span><text:span text:style-name="T10">impacte</text:span><text:span text:style-name="T3"> notre visage, ce qui </text:span><text:span text:style-name="T8">modifie</text:span><text:span text:style-name="T3"> </text:span><text:span text:style-name="T8">notre </text:span><text:span text:style-name="T10">interaction avec</text:span><text:span text:style-name="T3"> notre milieu. </text:span><text:span text:style-name="T10">Notre </text:span><text:span text:style-name="T4">cerveau </text:span><text:span text:style-name="T10">n’</text:span><text:span text:style-name="T4">est </text:span><text:span text:style-name="T10">pas</text:span><text:span text:style-name="T4"> pré-programmée </text:span><text:span text:style-name="T13">et </text:span><text:span text:style-name="T4">invariable car il est </text:span><text:span text:style-name="T5">structuré pour être modifiable et est le fruit de modifications </text:span><text:span text:style-name="T8">par l’évolution</text:span><text:span text:style-name="T4">. </text:span><text:span text:style-name="T14">N</text:span><text:span text:style-name="T4">otre vie </text:span><text:span text:style-name="T10">n’</text:span><text:span text:style-name="T4">est </text:span><text:span text:style-name="T10">pas non plus</text:span><text:span text:style-name="T4"> purement psychique car </text:span><text:span text:style-name="T14">nous interagissons </text:span><text:span text:style-name="T15">à travers nos corps et</text:span><text:span text:style-name="T4"> nous pouvons souffrir de maux physiologiques. </text:span><text:span text:style-name="T6">La connaissance de notre biologie et de notre milieu nous aide <text:s/>donc à contrer ces derniers, et notre milieu agit sur nous, ces échanges entre l’intérieur et l’extérieur</text:span><text:span text:style-name="T8"> s’opér</text:span><text:span text:style-name="T10">ant</text:span><text:span text:style-name="T6"> à travers notre visage, vecteur des liens entre individus. </text:span><text:span text:style-name="T7">L’humain se différencie des autres êtres vivants par l’</text:span><text:span text:style-name="T15">extrême </text:span><text:span text:style-name="T7">importance qu’il accorde aux liens qu’il entretient avec les êtres qui l’entourent, </text:span><text:span text:style-name="T8">liens</text:span><text:span text:style-name="T7"> dont l’étude </text:span><text:span text:style-name="T10">pourra nous</text:span><text:span text:style-name="T7"> </text:span><text:span text:style-name="T10">indiquer</text:span><text:span text:style-name="T7"> notre place dans le monde vivant.</text:span><text:span text:style-name="T6"> <text:s/></text:span><text:span text:style-name="T9">[</text:span><text:span text:style-name="T10">2</text:span><text:span text:style-name="T11">1</text:span><text:span text:style-name="T15">8</text:span><text:span text:style-name="T9"> mots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0bb4ec" officeooo:paragraph-rsid="000bb4ec" style:font-size-asian="12.25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CHRECK</text:p>
        <text:p text:style-name="MP1">Corentin</text:p>
        <text:p text:style-name="MP1">PSI*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3T10:02:58.290000000</meta:creation-date>
    <dc:date>2025-09-13T12:28:02.413000000</dc:date>
    <meta:editing-duration>PT32M58S</meta:editing-duration>
    <meta:editing-cycles>7</meta:editing-cycles>
    <meta:generator>LibreOffice/7.1.0.3$Windows_X86_64 LibreOffice_project/f6099ecf3d29644b5008cc8f48f42f4a40986e4c</meta:generator>
    <meta:print-date>2025-09-13T12:07:11.368000000</meta:print-date>
    <meta:document-statistic meta:table-count="0" meta:image-count="0" meta:object-count="0" meta:page-count="1" meta:paragraph-count="6" meta:word-count="217" meta:character-count="1389" meta:non-whitespace-character-count="1175"/>
  </office:meta>
</office:document-meta>
</file>